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L1">
      <style:text-properties fo:color="#000000" officeooo:rsid="00042f1a" officeooo:paragraph-rsid="00042f1a"/>
    </style:style>
    <style:style style:name="P2" style:family="paragraph" style:parent-style-name="List_20_Paragraph" style:list-style-name="L1">
      <style:text-properties fo:color="#000000" officeooo:rsid="00042f1a" officeooo:paragraph-rsid="00042f1a" fo:background-color="transparent"/>
    </style:style>
    <style:style style:name="P3" style:family="paragraph" style:parent-style-name="List_20_Paragraph" style:list-style-name="L1">
      <style:text-properties fo:color="#000000" officeooo:rsid="000bb324" officeooo:paragraph-rsid="0005cafb" fo:background-color="transparent"/>
    </style:style>
    <style:style style:name="P4" style:family="paragraph" style:parent-style-name="List_20_Paragraph" style:list-style-name="L3">
      <style:text-properties fo:color="#000000" officeooo:rsid="0007071b" officeooo:paragraph-rsid="0007071b" fo:background-color="transparent"/>
    </style:style>
    <style:style style:name="P5" style:family="paragraph" style:parent-style-name="List_20_Paragraph" style:list-style-name="L3">
      <style:text-properties fo:color="#000000" officeooo:rsid="0007071b" officeooo:paragraph-rsid="00083e87" fo:background-color="transparent"/>
    </style:style>
    <style:style style:name="P6" style:family="paragraph" style:parent-style-name="List_20_Paragraph" style:list-style-name="L3">
      <style:text-properties fo:color="#000000" officeooo:rsid="0007071b" officeooo:paragraph-rsid="00084e46" fo:background-color="transparent"/>
    </style:style>
    <style:style style:name="P7" style:family="paragraph" style:parent-style-name="List_20_Paragraph" style:list-style-name="L3">
      <style:text-properties officeooo:paragraph-rsid="00083e87" fo:background-color="transparent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color="#000000" officeooo:rsid="0007071b" officeooo:paragraph-rsid="0007071b" fo:background-color="transparent"/>
    </style:style>
    <style:style style:name="P9" style:family="paragraph" style:parent-style-name="List_20_Paragraph" style:list-style-name="L1">
      <style:paragraph-properties fo:margin-left="0in" fo:margin-right="0in" fo:text-indent="0in" style:auto-text-indent="false" fo:break-before="page"/>
      <style:text-properties fo:color="#000000" officeooo:rsid="0007071b" officeooo:paragraph-rsid="0007071b" fo:background-color="transparent"/>
    </style:style>
    <style:style style:name="P10" style:family="paragraph" style:parent-style-name="Standard">
      <style:text-properties officeooo:rsid="00042f1a" officeooo:paragraph-rsid="00042f1a"/>
    </style:style>
    <style:style style:name="T1" style:family="text">
      <style:text-properties officeooo:rsid="00042f1a"/>
    </style:style>
    <style:style style:name="T2" style:family="text">
      <style:text-properties fo:color="#800000" fo:background-color="transparent" loext:char-shading-value="0"/>
    </style:style>
    <style:style style:name="T3" style:family="text">
      <style:text-properties officeooo:rsid="000bb3d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db24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etter Than Bots</text:p>
      <text:p text:style-name="P10"/>
      <text:p text:style-name="P10">Functional Requirements</text:p>
      <text:p text:style-name="P10"/>
      <text:list xml:id="list7791761214629325191" text:style-name="L1">
        <text:list-item>
          <text:p text:style-name="P1"><text:span text:style-name="T4">The system shall take the player to the character selection screen when they click the play button</text:span></text:p>
        </text:list-item>
        <text:list-item>
          <text:p text:style-name="P1">The system shall generate a random world when the player starts a new game</text:p>
        </text:list-item>
        <text:list-item>
          <text:p text:style-name="P2">The system shall give a drop rate for the items that enemies have equipped</text:p>
        </text:list-item>
        <text:list-item>
          <text:p text:style-name="P3">The system will keep track of players’ scores and other statistics</text:p>
        </text:list-item>
        <text:list-item>
          <text:p text:style-name="P3">The system <text:span text:style-name="T1">shall</text:span> have a button that opens a link to a website where the player can file a bug report</text:p>
        </text:list-item>
        <text:list-item>
          <text:p text:style-name="P3">The system will contain links to our portfolios on the credits page</text:p>
          <text:p text:style-name="P9">Better Than Bots</text:p>
        </text:list-item>
      </text:list>
      <text:p text:style-name="P8"/>
      <text:p text:style-name="P8">User Requirements</text:p>
      <text:p text:style-name="P8"/>
      <text:list xml:id="list1692851784933501308" text:style-name="L3">
        <text:list-item>
          <text:p text:style-name="P4">The player will be able to click a play button on the start screen</text:p>
        </text:list-item>
        <text:list-item>
          <text:p text:style-name="P4">The player will use the mouse or keyboard for movement and gameplay </text:p>
        </text:list-item>
        <text:list-item>
          <text:p text:style-name="P5">The player will be able to create a new character or delete/resume a previous character</text:p>
        </text:list-item>
        <text:list-item>
          <text:p text:style-name="P5">The player will be able to select an existing character or new character on the character selection screen</text:p>
        </text:list-item>
        <text:list-item>
          <text:p text:style-name="P6">The player will be able to select a starting character’s equipment and name</text:p>
        </text:list-item>
        <text:list-item>
          <text:p text:style-name="P5">The player will be able to click save and exit buttons from the pause screen</text:p>
        </text:list-item>
        <text:list-item>
          <text:p text:style-name="P5">The player will be able to interact with the items on the screen</text:p>
        </text:list-item>
        <text:list-item>
          <text:p text:style-name="P5">The player will be able to equip items to the character from the inventory</text:p>
        </text:list-item>
        <text:list-item>
          <text:p text:style-name="P7">The player will be able to create <text:span text:style-name="T5">loadouts</text:span> that include equipped active and passive items<text:bookmark text:name="_GoBack"/></text:p>
        </text:list-item>
        <text:list-item>
          <text:p text:style-name="P5">The player will be able to switch between <text:span text:style-name="T5">loadouts</text:span></text:p>
        </text:list-item>
        <text:list-item>
          <text:p text:style-name="P5">The player will be able to adjust settings like windowed/full screen mode, sound, music, brightness, resolution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22:40.656991046</meta:creation-date>
    <dc:date>2017-01-17T22:42:27.499287391</dc:date>
    <meta:editing-duration>PT19M4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271" meta:character-count="1459" meta:non-whitespace-character-count="1225"/>
  </office:meta>
</office:document-meta>
</file>